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020000000204B249CA79A42C6D7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fo:language="en" fo:country="US" style:font-size-asian="11pt" style:font-size-complex="11pt"/>
    </style:style>
    <style:style style:name="P4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L2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7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8" style:family="paragraph" style:parent-style-name="Standard" style:list-style-name="L4">
      <style:text-properties style:font-name="Liberation Serif" fo:font-size="11pt" fo:language="ru" fo:country="RU" style:font-size-asian="11pt" style:font-size-complex="11pt"/>
    </style:style>
    <style:style style:name="P9" style:family="paragraph" style:parent-style-name="Standard" style:list-style-name="L1">
      <style:text-properties style:font-name="Liberation Serif" fo:font-weight="bold" style:font-weight-asian="bold" style:font-weight-complex="bold"/>
    </style:style>
    <style:style style:name="P10" style:family="paragraph" style:parent-style-name="Standard" style:list-style-name="L1">
      <style:text-properties style:font-name="Liberation Serif"/>
    </style:style>
    <style:style style:name="P11" style:family="paragraph" style:parent-style-name="Standard" style:list-style-name="L2">
      <style:text-properties style:font-name="Liberation Serif"/>
    </style:style>
    <style:style style:name="P12" style:family="paragraph" style:parent-style-name="Standard" style:list-style-name="L3">
      <style:text-properties style:font-name="Liberation Serif"/>
    </style:style>
    <style:style style:name="P13" style:family="paragraph" style:parent-style-name="Standard" style:list-style-name="L1">
      <style:paragraph-properties fo:margin-left="0.926cm" fo:margin-right="0cm" fo:text-indent="-0.026cm" style:auto-text-indent="false">
        <style:tab-stops/>
      </style:paragraph-properties>
      <style:text-properties style:font-name="Liberation Serif"/>
    </style:style>
    <style:style style:name="P14" style:family="paragraph" style:parent-style-name="Standard" style:list-style-name="L1">
      <style:paragraph-properties fo:margin-left="0.9cm" fo:margin-right="0cm" fo:text-indent="0.026cm" style:auto-text-indent="false">
        <style:tab-stops/>
      </style:paragraph-properties>
      <style:text-properties style:font-name="Liberation Seri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1pt" fo:language="ru" fo:country="RU" style:font-size-asian="11pt" style:font-size-complex="11pt"/>
    </style:style>
    <style:style style:name="T2" style:family="text">
      <style:text-properties fo:font-size="11pt" fo:language="ru" fo:country="RU" style:font-size-asian="11pt" style:font-size-complex="11pt"/>
    </style:style>
    <style:style style:name="T3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25cm" fo:margin-left="1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1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nothing" fo:text-indent="-0.4cm" fo:margin-left="1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nothing" fo:text-indent="-0.4cm" fo:margin-left="1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1.1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1.002cm" fo:min-width="2.0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1.002cm" fo:min-width="1.52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942cm" fo:min-width="2.2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942cm" fo:min-width="2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1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Fine_20_Dashed" svg:stroke-width="0cm" svg:stroke-color="#000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Fine_20_Dashed" svg:stroke-width="0cm" svg:stroke-color="#00ff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Fine_20_Dashed" svg:stroke-width="0cm" svg:stroke-color="#00ff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cm" svg:stroke-color="#ff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Fine_20_Dashed" svg:stroke-width="0cm" svg:stroke-color="#ff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dash" draw:stroke-dash="Fine_20_Dashed" svg:stroke-width="0cm" svg:stroke-color="#cccc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Fine_20_Dashed" svg:stroke-width="0cm" svg:stroke-color="#cccc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dash" draw:stroke-dash="Fine_20_Dashed" svg:stroke-width="0cm" svg:stroke-color="#00008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Fine_20_Dashed" svg:stroke-width="0cm" svg:stroke-color="#23b8dc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dash" draw:stroke-dash="Fine_20_Dashed" svg:stroke-width="0cm" svg:stroke-color="#00dcff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Fine_20_Dashed" svg:stroke-width="0cm" svg:stroke-color="#ff3366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20</text:p>
      <text:p text:style-name="P1">Получеие солей</text:p>
      <text:p text:style-name="P2"><draw:g text:anchor-type="paragraph" draw:z-index="1" draw:style-name="gr1"><draw:frame draw:style-name="gr2" draw:text-style-name="P16" svg:width="1.056cm" svg:height="0.773cm" svg:x="2.809cm" svg:y="0.24cm"><draw:text-box><text:p text:style-name="P15"><text:span text:style-name="T3">Me</text:span></text:p></draw:text-box></draw:frame><draw:frame draw:style-name="gr3" draw:text-style-name="P16" svg:width="1.606cm" svg:height="0.773cm" svg:x="15.34cm" svg:y="0.24cm"><draw:text-box><text:p text:style-name="P15"><text:span text:style-name="T3">неMe</text:span></text:p></draw:text-box></draw:frame><draw:frame draw:style-name="gr4" draw:text-style-name="P16" svg:width="2.537cm" svg:height="1.253cm" svg:x="2.785cm" svg:y="2.214cm"><draw:text-box><text:p text:style-name="P15"><text:span text:style-name="T3">MeO</text:span></text:p><text:p text:style-name="P15"><text:span text:style-name="T4">Основны</text:span><text:span text:style-name="T4">е</text:span></text:p></draw:text-box></draw:frame><draw:frame draw:style-name="gr5" draw:text-style-name="P16" svg:width="2.029cm" svg:height="1.253cm" svg:x="2.838cm" svg:y="4.74cm"><draw:text-box><text:p text:style-name="P15"><text:span text:style-name="T3">MeOH</text:span></text:p><text:p text:style-name="P15"><text:span text:style-name="T4">Щелочи</text:span></text:p></draw:text-box></draw:frame><draw:frame draw:style-name="gr4" draw:text-style-name="P16" svg:width="2.537cm" svg:height="1.253cm" svg:x="2.917cm" svg:y="6.045cm"><draw:text-box><text:p text:style-name="P15"><text:span text:style-name="T3">MeOH</text:span></text:p><text:p text:style-name="P15"><text:span text:style-name="T4">Нераств</text:span><text:span text:style-name="T4">.</text:span></text:p></draw:text-box></draw:frame><draw:frame draw:style-name="gr6" draw:text-style-name="P16" svg:width="2.728cm" svg:height="1.193cm" svg:x="8.443cm" svg:y="2.214cm"><draw:text-box><text:p text:style-name="P15"><text:span text:style-name="T3">MeO</text:span></text:p><text:p text:style-name="P15"><text:span text:style-name="T5">Амфотерны</text:span><text:span text:style-name="T5">е</text:span></text:p></draw:text-box></draw:frame><draw:frame draw:style-name="gr6" draw:text-style-name="P16" svg:width="2.728cm" svg:height="1.193cm" svg:x="8.443cm" svg:y="5.241cm"><draw:text-box><text:p text:style-name="P15"><text:span text:style-name="T3">MeOH</text:span></text:p><text:p text:style-name="P15"><text:span text:style-name="T5">Амфотерны</text:span><text:span text:style-name="T5">е</text:span></text:p></draw:text-box></draw:frame><draw:frame draw:style-name="gr7" draw:text-style-name="P16" svg:width="2.505cm" svg:height="1.193cm" svg:x="15.24cm" svg:y="2.24cm"><draw:text-box><text:p text:style-name="P15"><text:span text:style-name="T5">Кислотные</text:span></text:p><text:p text:style-name="P15"><text:span text:style-name="T3">оксиды</text:span></text:p></draw:text-box></draw:frame><draw:frame draw:style-name="gr8" draw:text-style-name="P16" svg:width="2.431cm" svg:height="0.773cm" svg:x="15.515cm" svg:y="5.241cm"><draw:text-box><text:p text:style-name="P15"><text:span text:style-name="T3">Кислоты</text:span></text:p></draw:text-box></draw:frame><draw:frame draw:style-name="gr9" draw:text-style-name="P17" svg:width="2.5cm" svg:height="1.251cm" svg:x="8.443cm" svg:y="7.74cm"><draw:text-box><text:p text:style-name="P15"><text:span text:style-name="T6">Соли</text:span></text:p></draw:text-box></draw:frame><draw:line draw:style-name="gr10" draw:text-style-name="P18" svg:x1="4.443cm" svg:y1="0.74cm" svg:x2="14.943cm" svg:y2="0.74cm"><text:p/></draw:line><draw:line draw:style-name="gr10" draw:text-style-name="P18" svg:x1="4.443cm" svg:y1="0.74cm" svg:x2="8.943cm" svg:y2="7.74cm"><text:p/></draw:line><draw:path draw:style-name="gr11" draw:text-style-name="P19" svg:width="9.371cm" svg:height="3.511cm" draw:transform="skewX (0.00261799387799153) rotate (0.358839694210034) translate (4.94343055555555cm 2.7398888888889cm)" svg:viewBox="0 0 9372 3512" svg:d="M0 0c4272 0 9372 3512 9372 3512"><text:p/></draw:path><draw:line draw:style-name="gr12" draw:text-style-name="P18" svg:x1="4.943cm" svg:y1="2.74cm" svg:x2="8.443cm" svg:y2="2.74cm"><text:p/></draw:line><draw:line draw:style-name="gr12" draw:text-style-name="P18" svg:x1="4.943cm" svg:y1="2.74cm" svg:x2="15.443cm" svg:y2="5.74cm"><text:p/></draw:line><draw:line draw:style-name="gr13" draw:text-style-name="P18" svg:x1="4.943cm" svg:y1="5.24cm" svg:x2="8.443cm" svg:y2="2.74cm"><text:p/></draw:line><draw:line draw:style-name="gr13" draw:text-style-name="P18" svg:x1="14.943cm" svg:y1="2.74cm" svg:x2="4.943cm" svg:y2="5.24cm"><text:p/></draw:line><draw:line draw:style-name="gr13" draw:text-style-name="P18" svg:x1="8.943cm" svg:y1="7.74cm" svg:x2="4.943cm" svg:y2="5.24cm"><text:p/></draw:line><draw:path draw:style-name="gr14" draw:text-style-name="P19" svg:width="3.938cm" svg:height="1.831cm" draw:transform="skewX (0.0930260491312978) rotate (-1.99019894604913) translate (4.54746440411209cm 1.64224078407438cm)" svg:viewBox="0 0 3939 1832" svg:d="M0 1832c2462-2 3939-1832 3939-1832"><text:p/></draw:path><draw:line draw:style-name="gr13" draw:text-style-name="P18" svg:x1="4.943cm" svg:y1="5.24cm" svg:x2="8.443cm" svg:y2="5.74cm"><text:p/></draw:line><draw:line draw:style-name="gr13" draw:text-style-name="P18" svg:x1="4.943cm" svg:y1="5.24cm" svg:x2="8.443cm" svg:y2="5.74cm"><text:p/></draw:line><draw:path draw:style-name="gr15" draw:text-style-name="P19" svg:width="10.397cm" svg:height="1.541cm" draw:transform="rotate (0.0996583002888762) translate (4.94343055542464cm 5.24088888757952cm)" svg:viewBox="0 0 10398 1542" svg:d="M0 0c5025 0 10398 1542 10398 1542"><text:p/></draw:path><draw:path draw:style-name="gr16" draw:text-style-name="P19" svg:width="9.85cm" svg:height="1.989cm" draw:transform="rotate (-0.0996583002888774) translate (5.64141971193231cm 4.75979029159051cm)" svg:viewBox="0 0 9851 1990" svg:d="M0 1990c5025 0 9851-1990 9851-1990"><text:p/></draw:path><draw:line draw:style-name="gr17" draw:text-style-name="P18" svg:x1="10.943cm" svg:y1="5.74cm" svg:x2="15.443cm" svg:y2="5.74cm"><text:p/></draw:line><draw:path draw:style-name="gr18" draw:text-style-name="P19" svg:width="11.632cm" svg:height="3.267cm" draw:transform="rotate (-0.152716309549504) translate (4.44343056232743cm 0.739888844891282cm)" svg:viewBox="0 0 11633 3268" svg:d="M0 0c6576 0 11633 3268 11633 3268"><text:p/></draw:path><draw:path draw:style-name="gr19" draw:text-style-name="P19" svg:width="2.999cm" svg:height="6.999cm" draw:transform="rotate (-1.5707963267949) translate (15.4424305555494cm 2.73988888887435cm)" svg:viewBox="0 0 3000 7000" svg:d="M0 7000c1000 0 3000-7000 3000-7000"><text:p/></draw:path><draw:path draw:style-name="gr20" draw:text-style-name="P19" svg:width="0.666cm" svg:height="6.499cm" draw:transform="rotate (-1.5707963267949) translate (14.9424305555556cm 2.73988888887539cm)" svg:viewBox="0 0 667 6500" svg:d="M0 6500c1500 0 0-6500 0-6500"><text:p/></draw:path><draw:path draw:style-name="gr20" draw:text-style-name="P19" svg:width="3.699cm" svg:height="3.399cm" draw:transform="rotate (-2.21429922200521) translate (11.1634321990391cm 4.77989771376854cm)" svg:viewBox="0 0 3700 3400" svg:d="M0 3400c2500 0 3700-3400 3700-3400"><text:p/></draw:path><draw:path draw:style-name="gr21" draw:text-style-name="P19" svg:width="7.373cm" svg:height="2.572cm" draw:transform="rotate (-2.11115026321234) translate (14.9414305555556cm 2.73988888888889cm)" svg:viewBox="0 0 7374 2573" svg:d="M0 0c2915 0 7374 2573 7374 2573"><text:p/></draw:path><draw:line draw:style-name="gr22" draw:text-style-name="P18" svg:x1="8.942cm" svg:y1="7.74cm" svg:x2="15.442cm" svg:y2="5.7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93271572" text:style-name="L1">
        <text:list-item>
          <text:p text:style-name="P9">Me</text:p>
          <text:list>
            <text:list-item>
              <text:p text:style-name="P10"><draw:frame draw:style-name="fr1" draw:name="Объект31" text:anchor-type="as-char" svg:y="0cm" svg:width="3.641cm" svg:height="1.018cm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10"><draw:frame draw:style-name="fr1" draw:name="Объект32" text:anchor-type="as-char" svg:y="0cm" svg:width="4.777cm" svg:height="1.02cm" draw:z-index="24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13"><draw:frame draw:style-name="fr1" draw:name="Объект33" text:anchor-type="as-char" svg:y="0cm" svg:width="6.255cm" svg:height="1.339cm" draw:z-index="25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14"><draw:frame draw:style-name="fr1" draw:name="Объект30" text:anchor-type="as-char" svg:y="0cm" svg:width="8.571cm" svg:height="1.02cm" draw:z-index="26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  <text:list-item>
          <text:p text:style-name="P9">MeO</text:p>
        </text:list-item>
      </text:list>
      <text:list xml:id="list2432022537" text:style-name="L2">
        <text:list-item>
          <text:list>
            <text:list-item>
              <text:p text:style-name="P11"><draw:frame draw:style-name="fr1" draw:name="Объект1" text:anchor-type="as-char" svg:y="0cm" svg:width="5.048cm" svg:height="1.397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2" text:anchor-type="as-char" svg:y="0cm" svg:width="3.674cm" svg:height="1.274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3" text:anchor-type="as-char" svg:y="0cm" svg:width="5.022cm" svg:height="1.886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</text:list>
        </text:list-item>
        <text:list-item>
          <text:p text:style-name="P5">Амфотерный оксид</text:p>
          <text:list>
            <text:list-item>
              <text:p text:style-name="P7"><draw:frame draw:style-name="fr1" draw:name="Объект4" text:anchor-type="as-char" svg:y="0cm" svg:width="5.055cm" svg:height="1.399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5" text:anchor-type="as-char" svg:y="0cm" svg:width="4.544cm" svg:height="1.274cm" draw:z-index="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201954321229754" text:continue-numbering="true" text:style-name="L2">
        <text:list-item>
          <text:p text:style-name="P5">Кислотный оксид</text:p>
          <text:list>
            <text:list-item>
              <text:p text:style-name="P7"><draw:frame draw:style-name="fr1" draw:name="Объект9" text:anchor-type="as-char" svg:y="0cm" svg:width="3.674cm" svg:height="1.274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10" text:anchor-type="as-char" svg:y="0cm" svg:width="4.544cm" svg:height="1.274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11" text:anchor-type="as-char" svg:y="0cm" svg:width="6.038cm" svg:height="1.274cm" draw:z-index="27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  <text:list-item>
              <text:p text:style-name="P11"><text:span text:style-name="T2"><text:s/></text:span><text:span text:style-name="T2"><draw:frame draw:style-name="fr1" draw:name="Объект12" text:anchor-type="as-char" svg:y="0cm" svg:width="8.458cm" svg:height="1.441cm" draw:z-index="28"><draw:object xlink:href="./Object 17" xlink:type="simple" xlink:show="embed" xlink:actuate="onLoad"/><draw:image xlink:href="./ObjectReplacements/Object 17" xlink:type="simple" xlink:show="embed" xlink:actuate="onLoad"/></draw:frame>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846219008" text:style-name="L3">
        <text:list-item>
          <text:list>
            <text:list-item>
              <text:p text:style-name="P12"><draw:frame draw:style-name="fr1" draw:name="Объект7" text:anchor-type="as-char" svg:y="0cm" svg:width="7.932cm" svg:height="2.752cm" draw:z-index="2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  <text:list-item>
              <text:p text:style-name="P12"><draw:frame draw:style-name="fr1" draw:name="Объект6" text:anchor-type="as-char" svg:y="0cm" svg:width="4.988cm" svg:height="1.886cm" draw:z-index="3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  <text:list-item>
              <text:p text:style-name="P12"><text:soft-page-break/><draw:frame draw:style-name="fr1" draw:name="Объект8" text:anchor-type="as-char" svg:y="0cm" svg:width="7.151cm" svg:height="1.39cm" draw:z-index="34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</text:list>
        </text:list-item>
      </text:list>
      <text:list xml:id="list201953290035630" text:continue-list="list201954321229754" text:style-name="L2">
        <text:list-item>
          <text:p text:style-name="P5">МеОН</text:p>
          <text:list>
            <text:list-item>
              <text:p text:style-name="P11"><draw:frame draw:style-name="fr1" draw:name="Объект29" text:anchor-type="as-char" svg:y="0cm" svg:width="7.849cm" svg:height="1.007cm" draw:z-index="35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11"><draw:frame draw:style-name="fr1" draw:name="Объект13" text:anchor-type="as-char" svg:y="0cm" svg:width="7.932cm" svg:height="2.752cm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14" text:anchor-type="as-char" svg:y="0cm" svg:width="6.038cm" svg:height="1.274cm" draw:z-index="1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16" text:anchor-type="as-char" svg:y="0cm" svg:width="7.855cm" svg:height="1.399cm" draw:z-index="1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15" text:anchor-type="as-char" svg:y="0cm" svg:width="6.248cm" svg:height="3.612cm" draw:z-index="1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  <text:list-item>
              <text:p text:style-name="P11"><draw:frame draw:style-name="fr1" draw:name="Объект17" text:anchor-type="as-char" svg:y="0cm" svg:width="7.31cm" svg:height="1.632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ext:list-item>
          </text:list>
        </text:list-item>
        <text:list-item>
          <text:p text:style-name="P5">Амфотерный гидроксид</text:p>
          <text:list>
            <text:list-item>
              <text:p text:style-name="P7"><draw:frame draw:style-name="fr1" draw:name="Объект18" text:anchor-type="as-char" svg:y="-0.106cm" svg:width="6.147cm" svg:height="1.956cm" draw:z-index="1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19" text:anchor-type="as-char" svg:y="0cm" svg:width="7.855cm" svg:height="1.399cm" draw:z-index="1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/text:list-item>
          </text:list>
        </text:list-item>
        <text:list-item>
          <text:p text:style-name="P5">Кислота</text:p>
          <text:list>
            <text:list-item>
              <text:p text:style-name="P7"><draw:frame draw:style-name="fr1" draw:name="Объект35" text:anchor-type="as-char" svg:y="0cm" svg:width="4.777cm" svg:height="1.02cm" draw:z-index="17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0" text:anchor-type="as-char" svg:y="0cm" svg:width="5.022cm" svg:height="1.886cm" draw:z-index="1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1" text:anchor-type="as-char" svg:y="0cm" svg:width="4.988cm" svg:height="1.886cm" draw:z-index="1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201954424110528" text:continue-numbering="true" text:style-name="L2">
        <text:list-item>
          <text:p text:style-name="P5"><text:s/>Соль</text:p>
          <text:list>
            <text:list-item>
              <text:p text:style-name="P7"><draw:frame draw:style-name="fr1" draw:name="Объект34" text:anchor-type="as-char" svg:y="0cm" svg:width="6.255cm" svg:height="1.464cm" draw:z-index="2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ext:list-item>
            <text:list-item>
              <text:p text:style-name="P11"><text:span text:style-name="T2"><text:s/></text:span><text:span text:style-name="T2"><draw:frame draw:style-name="fr1" draw:name="Объект25" text:anchor-type="as-char" svg:y="0cm" svg:width="8.587cm" svg:height="1.441cm" draw:z-index="21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      </text:list-item>
            <text:list-item>
              <text:p text:style-name="P7"><draw:frame draw:style-name="fr1" draw:name="Объект26" text:anchor-type="as-char" svg:y="0cm" svg:width="7.31cm" svg:height="1.632cm" draw:z-index="2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7" text:anchor-type="as-char" svg:y="-0.106cm" svg:width="6.759cm" svg:height="1.632cm" draw:z-index="2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8" text:anchor-type="as-char" svg:y="-0.106cm" svg:width="6.481cm" svg:height="1.6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98477541" text:style-name="L4">
        <text:list-item>
          <text:p text:style-name="P8"><draw:frame draw:style-name="fr1" draw:name="Объект22" text:anchor-type="as-char" svg:y="0cm" svg:width="6.248cm" svg:height="3.612cm" draw:z-index="31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8"><text:soft-page-break/><draw:frame draw:style-name="fr1" draw:name="Объект23" text:anchor-type="as-char" svg:y="-0.106cm" svg:width="6.147cm" svg:height="1.956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</text:list-item>
        <text:list-item>
          <text:p text:style-name="P8"><draw:frame draw:style-name="fr1" draw:name="Объект24" text:anchor-type="as-char" svg:y="-0.106cm" svg:width="6.759cm" svg:height="1.632cm" draw:z-index="33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1.602cm" fo:margin-left="0.318cm" fo:margin-right="1.104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5579*" fo:start-indent="0cm" fo:end-indent="0cm"/>
          <style:column style:rel-width="5671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9:31:24.51</meta:creation-date>
    <dc:date>2018-12-18T20:19:43.185546540</dc:date>
    <meta:editing-duration>PT2H56M1S</meta:editing-duration>
    <meta:editing-cycles>8</meta:editing-cycles>
    <meta:generator>LibreOffice/6.0.6.2$Linux_X86_64 LibreOffice_project/00m0$Build-2</meta:generator>
    <meta:document-statistic meta:table-count="0" meta:image-count="0" meta:object-count="35" meta:page-count="3" meta:paragraph-count="45" meta:word-count="58" meta:character-count="192" meta:non-whitespace-character-count="184"/>
  </office:meta>
</office:document-meta>
</file>

<file path=Object 1/content.xml><?xml version="1.0" encoding="utf-8"?>
<math xmlns="http://www.w3.org/1998/Math/MathML">
  <semantics>
    <mtable>
      <mtr>
        <mtd>
          <mstyle mathsize="11pt">
            <mrow>
              <mrow>
                <mi mathvariant="italic">соль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sub>
                <mi mathvariant="italic">BaCl</mi>
                <mn>2</mn>
              </msub>
            </mrow>
            <mo stretchy="false">→</mo>
            <mn>2</mn>
            <mrow>
              <mi mathvariant="italic">NaCl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  <mo stretchy="false">+</mo>
              <msup>
                <mi mathvariant="italic">Ba</mi>
                <mrow>
                  <mo stretchy="false">+</mo>
                  <mi/>
                </mrow>
              </m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соль + соль} newline 
Na_2 SO_4 + BaCl_2 rightarrow 2 NaCl +  BaSO_4 downarrow  newline
SO_4 ^{2-`} +Ba^+` rightarrow  BaSO_4 downarrow</annotation>
  </semantics>
</math>
</file>

<file path=Object 1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1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щелочь newline 
alignl  1. Zn O +2 NaOH rightarrow csup{сплав.}  Na_2 ZnO_2 + H_2 O newline
 2. Zn O +2 NaOH +H_2 O rightarrow csup{р`-р} Na_2 [Zn(OH)_4]  newline  
 ZnO +2 OH^-` +H_2 O rightarrow csup{р`-р} [Zn(OH)_4 ]^{2-`}+H_2 O</annotation>
  </semantics>
</math>
</file>

<file path=Object 12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13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амфотер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если</mi>
                          <mi>в</mi>
                          <mi mathvariant="italic">соли</mi>
                          <mrow>
                            <mi mathvariant="italic">Ме</mi>
                            <mo stretchy="false">−</mo>
                            <mi mathvariant="italic">активный</mi>
                          </mrow>
                          <mi>,</mi>
                        </mrow>
                      </mtd>
                    </mtr>
                    <mtr>
                      <mtd>
                        <mrow>
                          <mi mathvariant="italic">оксид</mi>
                          <mi mathvariant="italic">летучий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PbO</mi>
              <mo stretchy="false">+</mo>
              <msub>
                <mi mathvariant="italic">CaCO</mi>
                <mn>3</mn>
              </msub>
            </mrow>
            <mo stretchy="false">→</mo>
            <mrow>
              <msub>
                <mi mathvariant="italic">CaPbO</mi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амфотерный} size 9  {оксид}} + cоль size 9 {left (  binom{если в соли Ме - активный,}{оксид летучий (СО_2 , SO_3)}  right )}    newline 
 PbO +CaCO_3 rightarrow CaPbO_2 + CO_2 uparrow  
 </annotation>
  </semantics>
</math>
</file>

<file path=Object 1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

<file path=Object 15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1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щелочь newline 
alignl    SiO_2 +2 NaOH rightarrow   Na_2 SiO_3 + H_2 O 
  
</annotation>
  </semantics>
</math>
</file>

<file path=Object 17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й (SiO,P_2 O_5) вытесняет
}{более летучий оксид (СО_2 , SO_3)}  right )}    newline 
 P_2 O_5 +CaCO_3 rightarrow Ca_3 (PO_4)_2 + CO_2 uparrow  
 </annotation>
  </semantics>
</math>
</file>

<file path=Object 18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style mathsize="11pt">
            <mrow>
              <mrow>
                <mn>2</mn>
                <mrow>
                  <mi mathvariant="italic">NaOH</mi>
                  <mo stretchy="false">+</mo>
                  <mn>2</mn>
                </mrow>
                <mrow>
                  <mi mathvariant="italic">Al</mi>
                  <mo stretchy="false">+</mo>
                  <mn>6</mn>
                </mrow>
                <msub>
                  <mi>H</mi>
                  <mn>2</mn>
                </msub>
                <mi>O</mi>
                <mo stretchy="false">→</mo>
                <mn>2</mn>
                <mi mathvariant="italic">Na</mi>
                <mrow>
                  <mrow>
                    <mo stretchy="false">[</mo>
                    <mrow>
                      <mi mathvariant="italic">Al</mi>
                      <msub>
                        <mrow>
                          <mo stretchy="false">(</mo>
                          <mi mathvariant="italic">OH</mi>
                          <mo stretchy="false">)</mo>
                        </mrow>
                        <mn>4</mn>
                      </msub>
                    </mrow>
                    <mo stretchy="false">]</mo>
                  </mrow>
                  <mo stretchy="false">+</mo>
                  <mn>3</mn>
                </mrow>
                <msub>
                  <mi>H</mi>
                  <mn>2</mn>
                </msub>
              </mrow>
            </mrow>
          </mstyle>
        </mtd>
      </mtr>
    </mtable>
    <annotation encoding="StarMath 5.0">alignl  Me +щелочь newline
size 11{2 NaOH + 2 Al +6 H_2 O rightarrow  2 Na[Al(OH)_4]+3 H_2}</annotation>
  </semantics>
</math>
</file>

<file path=Object 1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щелочь newline 
alignl  1. Zn O +2 NaOH rightarrow csup{сплав.}  Na_2 ZnO_2 + H_2 O newline
 2. Zn O +2 NaOH +H_2 O rightarrow csup{р`-р} Na_2 [Zn(OH)_4]  newline  
 ZnO +2 OH^-` +H_2 O rightarrow csup{р`-р} [Zn(OH)_4 ]^{2-`}+H_2 O</annotation>
  </semantics>
</math>
</file>

<file path=Object 2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неМе</mi>
          </mrow>
        </mtd>
      </mtr>
      <mtr>
        <mtd>
          <mrow>
            <mn>2</mn>
            <mrow>
              <mi mathvariant="italic">Na</mi>
              <mo stretchy="false">+</mo>
              <msub>
                <mi mathvariant="italic">Cl</mi>
                <mn>2</mn>
              </msub>
            </mrow>
            <mo stretchy="false">→</mo>
            <mn>2</mn>
            <mi mathvariant="italic">Na</mi>
            <mi mathvariant="italic">Cl</mi>
          </mrow>
        </mtd>
      </mtr>
    </mtable>
    <annotation encoding="StarMath 5.0">alignl  Me +неМе newline
2 Na + Cl_2 rightarrow  2 Na Cl</annotation>
  </semantics>
</math>
</file>

<file path=Object 2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щелочь newline 
alignl    SiO_2 +2 NaOH rightarrow   Na_2 SiO_3 + H_2 O 
  
</annotation>
  </semantics>
</math>
</file>

<file path=Object 2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щелочь newline 
alignl    2 Ga(OH)_3 + 3 Ca(OH)_2 rightarrow  csup{p`-p}    Ca_3 [Ga(OH)_6]_2 
  
</annotation>
  </semantics>
</math>
</file>

<file path=Object 22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Zn(OH)_2 +2 HCl rightarrow  Zn Cl_2 + 2 H_2 O newline
Zn(OH)_2 +2 H^+` rightarrow  Zn^{2+`} + 2 H_2 O
  
</annotation>
  </semantics>
</math>
</file>

<file path=Object 23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24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25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щелочь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щелочь newline 
alignl    2 Ga(OH)_3 + 3 Ca(OH)_2 rightarrow  csup{p`-p}    Ca_3 [Ga(OH)_6]_2 
  
</annotation>
  </semantics>
</math>
</file>

<file path=Object 26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27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28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29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3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30/content.xml><?xml version="1.0" encoding="utf-8"?>
<math xmlns="http://www.w3.org/1998/Math/MathML">
  <semantics>
    <mtable>
      <mtr>
        <mtd>
          <mrow>
            <mstyle mathsize="10pt">
              <mrow>
                <mi mathvariant="italic">щелочь</mi>
              </mrow>
            </mstyle>
            <mo stretchy="false">+</mo>
            <mi mathvariant="italic">кислота</mi>
          </mrow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}+ кислота  newline 
alignl    NaOH + HCl rightarrow   NaCl + H_2 O newline
OH^-` + H^+` rightarrow H_2 O newline
alignl  size 10 {binom {нератворимое} {основание}}  + кислота newline 
Zn(OH)_2 +2 HCl rightarrow  Zn Cl_2 + 2 H_2 O newline
Zn(OH)_2 +2 H^+` rightarrow  Zn^{2+`} + 2 H_2 O
  
</annotation>
  </semantics>
</math>
</file>

<file path=Object 31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32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ver>
              <mo stretchy="false">→</mo>
              <mrow>
                <mi>р</mi>
                <mo stretchy="false">−</mo>
                <mi>р</mi>
              </mrow>
            </mover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csup{р-р}  MgSO_4 +H_2</annotation>
  </semantics>
</math>
</file>

<file path=Object 33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  <mi>,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{alignl  {binom size 9 {кислотный} size 9  {оксид}} + cоль size 9 {left (  binom{Менее летучий (SiO,P_2 O_5) вытесняет,}{более летучий оксид (СО_2 , SO_3)}  right )}   } newline 
 P_2 O_5 +CaCO_3 rightarrow Ca_3 (PO_4)_2 + CO_2 uparrow  
 </annotation>
  </semantics>
</math>
</file>

<file path=Object 34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35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 stretchy="false">→</mo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MgSO_4 +H_2</annotation>
  </semantics>
</math>
</file>

<file path=Object 5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row>
            <mn>2</mn>
            <mrow>
              <mi mathvariant="italic">NaOH</mi>
              <mo stretchy="false">+</mo>
              <mn>2</mn>
            </mrow>
            <mrow>
              <mi mathvariant="italic">Al</mi>
              <mo stretchy="false">+</mo>
              <mn>6</mn>
            </mrow>
            <msub>
              <mi>H</mi>
              <mn>2</mn>
            </msub>
            <mi>O</mi>
            <mo stretchy="false">→</mo>
            <mn>2</mn>
            <mi mathvariant="italic">Na</mi>
            <mrow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i>H</mi>
              <mn>2</mn>
            </msub>
          </mrow>
        </mtd>
      </mtr>
    </mtable>
    <annotation encoding="StarMath 5.0">alignl  Me +щелочь newline
2 NaOH + 2 Al +6 H_2 O rightarrow  2 Na[Al(OH)_4]+3 H_2</annotation>
  </semantics>
</math>
</file>

<file path=Object 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

<file path=Object 7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

<file path=Object 8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